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8.454cm"/>
    </style:style>
    <style:style style:name="co3" style:family="table-column">
      <style:table-column-properties fo:break-before="auto" style:column-width="9.29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2.111cm" fo:break-before="auto" style:use-optimal-row-height="fals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rotation-align="none" style:vertical-align="top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name-asian="Linux Libertine G" style:font-name-complex="Ari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>
            <text:p>Description du problème</text:p>
          </table:table-cell>
          <table:table-cell table:style-name="ce1" office:value-type="string">
            <text:p>Localisation</text:p>
          </table:table-cell>
          <table:table-cell table:style-name="ce1" office:value-type="string">
            <text:p>Impact</text:p>
          </table:table-cell>
          <table:table-cell table:style-name="ce1" office:value-type="string">
            <text:p>Solution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Chargement dynamique de données statiques : GameObject.FindGameObjectsWithTag("EnemySpawnPoint")</text:p>
          </table:table-cell>
          <table:table-cell table:style-name="ce5" office:value-type="string">
            <text:p>EnemySpawner / start()</text:p>
            <text:p>EnemySpawner / update()</text:p>
            <text:p/>
            <text:p/>
          </table:table-cell>
          <table:table-cell table:style-name="ce2" office:value-type="string">
            <text:p>perte de temps et de resources inutiles.</text:p>
          </table:table-cell>
          <table:table-cell table:style-name="ce2" office:value-type="string">
            <text:p>Lier les gameObjects via l'éditeur.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Il n'y a qu'un seul player, pas besoin de les rechercher et de les compter.</text:p>
            <text:p/>
            <text:p/>
          </table:table-cell>
          <table:table-cell table:style-name="ce2" office:value-type="string">
            <text:p>SimpleAi / FindVisibleTargets()</text:p>
          </table:table-cell>
          <table:table-cell table:style-name="ce2" office:value-type="string">
            <text:p>Perte de temps et de resources inutiles.</text:p>
          </table:table-cell>
          <table:table-cell table:style-name="ce2" office:value-type="string">
            <text:p>Lier le player via l'éditeur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On ne détruit pas le player (dev en cours) &gt; le script qui reconstruit la scene en cas de destruction du player est superfétatoire.</text:p>
            <text:p/>
          </table:table-cell>
          <table:table-cell table:style-name="ce2" office:value-type="string">
            <text:p>SimpleAi / HasFindPlayer()</text:p>
          </table:table-cell>
          <table:table-cell table:style-name="ce2" office:value-type="string">
            <text:p>Perte de temps et de resources inutiles.</text:p>
            <text:p>Risque de bugs.</text:p>
          </table:table-cell>
          <table:table-cell table:style-name="ce2" office:value-type="string">
            <text:p>Code commenté en attendant d'avoir plus d'infos.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Rechercher en boucle tous les enemies instanciés.</text:p>
            <text:p/>
          </table:table-cell>
          <table:table-cell table:style-name="ce2" office:value-type="string">
            <text:p>EnemySpawner / update()</text:p>
          </table:table-cell>
          <table:table-cell table:style-name="ce2" office:value-type="string">
            <text:p>Perte de temps et de resources inutiles.</text:p>
          </table:table-cell>
          <table:table-cell table:style-name="ce5" office:value-type="string">
            <text:p><text:span text:style-name="T1">Au lieu de rechercher tous les enemies on peut </text:span><text:span text:style-name="T1">tenir leur compte à jour dans la classe </text:span><text:span text:style-name="T1">EnemySpawner</text:span></text:p>
            <text:p><text:span text:style-name="T1"/>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Chercher en boucle si le player est arrivé à destination</text:p>
            <text:p/>
          </table:table-cell>
          <table:table-cell table:style-name="ce2" office:value-type="string">
            <text:p>MoveToClickPoint / update()</text:p>
            <text:p>f (Vector3.Distance(transform.position , GetComponent&lt;NavMeshAgent&gt;().destination) &lt; 0.1f)</text:p>
          </table:table-cell>
          <table:table-cell table:style-name="ce2" office:value-type="string">
            <text:p>perte de temps et de resources inutiles.</text:p>
          </table:table-cell>
          <table:table-cell table:style-name="ce2" office:value-type="string">
            <text:p>Remplacer la recherche en boucle par un boxCollider placé sur la destination et un événement onTrigger.</text:p>
            <text:p/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Project setting</text:p>
          </table:table-cell>
          <table:table-cell/>
          <table:table-cell office:value-type="string">
            <text:p>Baisser le pixel light count (de 4 a 1)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ealtime reflexion prob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Vsync : don't sync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Diminuer Particle raycast budget</text:p>
          </table:table-cell>
          <table:table-cell table:number-columns-repeated="1020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29/08/2023</text:date>, <text:time>07:5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date>2023-08-29T07:52:43</dc:date>
    <meta:editing-duration>PT17H40M22S</meta:editing-duration>
    <meta:editing-cycles>11</meta:editing-cycles>
    <meta:document-statistic meta:table-count="1" meta:cell-count="29" meta:object-count="0"/>
  </office:meta>
</office:document-meta>
</file>